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88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>
            <text:p><text:s/>k </text:p>
          </table:table-cell>
          <table:table-cell office:value-type="string">
            <text:p>Time</text:p>
          </table:table-cell>
          <table:table-cell office:value-type="string">
            <text:p>Load/machine</text:p>
          </table:table-cell>
          <table:table-cell office:value-type="string">
            <text:p>No of cores</text:p>
          </table:table-cell>
          <table:table-cell office:value-type="string">
            <text:p>Load/core</text:p>
          </table:table-cell>
          <table:table-cell office:value-type="string">
            <text:p>Bitcoins Mined</text:p>
          </table:table-cell>
          <table:table-cell table:style-name="ce1" table:number-columns-repeated="2"/>
        </table:table-row>
        <table:table-row table:style-name="ro3">
          <table:table-cell table:number-columns-repeated="5"/>
          <table:table-cell office:value-type="string">
            <text:p>3 machines</text:p>
          </table:table-cell>
          <table:table-cell table:style-name="ce1" office:value-type="string">
            <text:p>2 machines</text:p>
          </table:table-cell>
          <table:table-cell table:style-name="ce1" office:value-type="string">
            <text:p>1 machine 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 mins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7024">
            <text:p>57024</text:p>
          </table:table-cell>
          <table:table-cell table:style-name="ce1" office:value-type="float" office:value="44367">
            <text:p>44367</text:p>
          </table:table-cell>
          <table:table-cell table:style-name="ce1" office:value-type="float" office:value="44413">
            <text:p>4441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 mins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250">
            <text:p>1250</text:p>
          </table:table-cell>
          <table:table-cell office:value-type="float" office:value="42725">
            <text:p>42725</text:p>
          </table:table-cell>
          <table:table-cell table:style-name="ce1" office:value-type="float" office:value="29144">
            <text:p>29144</text:p>
          </table:table-cell>
          <table:table-cell table:style-name="ce1" office:value-type="float" office:value="15195">
            <text:p>1519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 mins</text:p>
          </table:table-cell>
          <table:table-cell office:value-type="float" office:value="100000">
            <text:p>100000</text:p>
          </table:table-cell>
          <table:table-cell office:value-type="float" office:value="8">
            <text:p>8</text:p>
          </table:table-cell>
          <table:table-cell table:formula="of:=[.C5]/[.D5]" office:value-type="float" office:value="12500">
            <text:p>12500</text:p>
          </table:table-cell>
          <table:table-cell office:value-type="float" office:value="10460">
            <text:p>10460</text:p>
          </table:table-cell>
          <table:table-cell table:style-name="ce1" office:value-type="float" office:value="6032">
            <text:p>6032</text:p>
          </table:table-cell>
          <table:table-cell table:style-name="ce1" office:value-type="float" office:value="2557">
            <text:p>255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 mins</text:p>
          </table:table-cell>
          <table:table-cell office:value-type="float" office:value="1000000">
            <text:p>1000000</text:p>
          </table:table-cell>
          <table:table-cell office:value-type="float" office:value="8">
            <text:p>8</text:p>
          </table:table-cell>
          <table:table-cell table:formula="of:=[.C6]/[.D6]" office:value-type="float" office:value="125000">
            <text:p>125000</text:p>
          </table:table-cell>
          <table:table-cell office:value-type="float" office:value="1180">
            <text:p>1180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284">
            <text:p>28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 mins</text:p>
          </table:table-cell>
          <table:table-cell office:value-type="float" office:value="10000000">
            <text:p>10000000</text:p>
          </table:table-cell>
          <table:table-cell office:value-type="float" office:value="8">
            <text:p>8</text:p>
          </table:table-cell>
          <table:table-cell table:formula="of:=[.C7]/[.D7]" office:value-type="float" office:value="1250000">
            <text:p>1250000</text:p>
          </table:table-cell>
          <table:table-cell office:value-type="float" office:value="549">
            <text:p>549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52">
            <text:p>52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 mins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250">
            <text:p>1250</text:p>
          </table:table-cell>
          <table:table-cell office:value-type="float" office:value="42725">
            <text:p>42725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 mins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C11]/[.D11]" office:value-type="float" office:value="1250">
            <text:p>1250</text:p>
          </table:table-cell>
          <table:table-cell office:value-type="float" office:value="2235">
            <text:p>2235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 mins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C12]/[.D12]" office:value-type="float" office:value="1250">
            <text:p>1250</text:p>
          </table:table-cell>
          <table:table-cell office:value-type="float" office:value="950">
            <text:p>950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 mins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C13]/[.D13]" office:value-type="float" office:value="1250">
            <text:p>12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 office:value-type="string">
            <text:p>CPU Time <text:s/>Results</text:p>
          </table:table-cell>
          <table:table-cell office:value-type="string">
            <text:p>Server Machine</text:p>
          </table:table-cell>
          <table:table-cell office:value-type="string">
            <text:p>Client 1</text:p>
          </table:table-cell>
          <table:table-cell office:value-type="string">
            <text:p>Client 2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>
            <text:p>real time</text:p>
          </table:table-cell>
          <table:table-cell office:value-type="string">
            <text:p>2m12.692s</text:p>
          </table:table-cell>
          <table:table-cell office:value-type="string">
            <text:p>2m9.218s</text:p>
          </table:table-cell>
          <table:table-cell office:value-type="string">
            <text:p>2m1.652s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>
            <text:p>user time</text:p>
          </table:table-cell>
          <table:table-cell office:value-type="string">
            <text:p>10m19.108s</text:p>
          </table:table-cell>
          <table:table-cell office:value-type="string">
            <text:p>10m5.676s</text:p>
          </table:table-cell>
          <table:table-cell office:value-type="string">
            <text:p>9m43.400s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>
            <text:p>sys time</text:p>
          </table:table-cell>
          <table:table-cell office:value-type="string">
            <text:p>0m5.532s</text:p>
          </table:table-cell>
          <table:table-cell office:value-type="string">
            <text:p>0m3.896s</text:p>
          </table:table-cell>
          <table:table-cell office:value-type="string">
            <text:p>0m2.964s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>
            <text:p>CPU TIME/REAL TIME</text:p>
          </table:table-cell>
          <table:table-cell table:style-name="ce2" office:value-type="float" office:value="4.81">
            <text:p>4.81</text:p>
          </table:table-cell>
          <table:table-cell office:value-type="float" office:value="4.49">
            <text:p>4.49</text:p>
          </table:table-cell>
          <table:table-cell office:value-type="float" office:value="3.62">
            <text:p>3.62</text:p>
          </table:table-cell>
          <table:table-cell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rmMaster </meta:initial-creator>
    <meta:creation-date>2014-09-20T03:08:38</meta:creation-date>
    <dc:date>2014-09-20T06:31:10</dc:date>
    <dc:creator>stormMaster </dc:creator>
    <meta:editing-duration>PT2H57M56S</meta:editing-duration>
    <meta:editing-cycles>28</meta:editing-cycles>
    <meta:generator>LibreOffice/3.5$Linux_X86_64 LibreOffice_project/350m1$Build-2</meta:generator>
    <meta:document-statistic meta:table-count="3" meta:cell-count="93" meta:object-count="0"/>
  </office:meta>
</office:document-meta>
</file>